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DnDTarget.addDropTargetToComponent( JCompone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nDTarget.isDragOk( DropTargetDrag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DnDTarget.FileDnDTarget( JCompone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DnDTarget.removeComponentDeco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nDTarget.getF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nDTarget.remove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nDTarget.dragExit( DropTargetEvent d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nDTarget.dropActionChanged( DropTargetDragEvent dt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DnDTarget.drop( DropTargetDropEvent dt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DnDTarget.addPropertyChangeListener(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nDTarget.remove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nDTarget.dragOver( DropTargetDrag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DnDTarget.dragEnter( DropTargetDrag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DnDTarget.decorate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nDTarget.addPropertyChangeListener( String propertyName , PropertyChang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DnDTarget.setFileList( List fil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